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in" fo:margin-bottom="0.1965in" loext: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paragraph-properties fo:margin-top="0in" fo:margin-bottom="0in" loext:contextual-spacing="false"/>
    </style:style>
    <style:style style:name="P5" style:family="paragraph" style:parent-style-name="Text_20_body" style:list-style-name="L1">
      <style:paragraph-properties fo:margin-top="0in" fo:margin-bottom="0in" loext:contextual-spacing="false"/>
    </style:style>
    <style:style style:name="P6" style:family="paragraph" style:parent-style-name="Text_20_body" style:list-style-name="L2">
      <style:paragraph-properties fo:margin-top="0in" fo:margin-bottom="0in" loext:contextual-spacing="false"/>
    </style:style>
    <style:style style:name="T1" style:family="text">
      <style:text-properties style:text-position="33% 80%"/>
    </style:style>
    <style:style style:name="fr1" style:family="graphic" style:parent-style-name="OLE">
      <style:graphic-properties fo:margin-left="0in" fo:margin-right="0in" fo:margin-top="0in" fo:margin-bottom="0in" style:vertical-pos="top" style:vertical-rel="baseline" fo:padding="0in" fo:border="none" draw:ole-draw-aspect="1" draw:frame-display-border="false"/>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ow to use MathJax in Jekyll generated Github pages </text:h>
      <text:list xml:id="list3722382097" text:style-name="L1">
        <text:list-item>
          <text:p text:style-name="P5"><text:a xlink:type="simple" xlink:href="https://haixing-hu.github.io/programming.html" text:style-name="Internet_20_link" text:visited-style-name="Visited_20_Internet_20_Link">programming </text:a><text:a xlink:type="simple" xlink:href="https://haixing-hu.github.io/programming.html" text:style-name="Internet_20_link" text:visited-style-name="Visited_20_Internet_20_Link"><text:span text:style-name="T1">7</text:span></text:a><text:a xlink:type="simple" xlink:href="https://haixing-hu.github.io/programming.html" text:style-name="Internet_20_link" text:visited-style-name="Visited_20_Internet_20_Link"> </text:a></text:p>
        </text:list-item>
        <text:list-item>
          <text:p text:style-name="P5"><text:a xlink:type="simple" xlink:href="https://haixing-hu.github.io/tags.html#web%20development-ref" text:style-name="Internet_20_link" text:visited-style-name="Visited_20_Internet_20_Link">web development </text:a><text:a xlink:type="simple" xlink:href="https://haixing-hu.github.io/tags.html#web%20development-ref" text:style-name="Internet_20_link" text:visited-style-name="Visited_20_Internet_20_Link"><text:span text:style-name="T1">1</text:span></text:a> </text:p>
        </text:list-item>
        <text:list-item>
          <text:p text:style-name="P5"><text:a xlink:type="simple" xlink:href="https://haixing-hu.github.io/tags.html#ruby-ref" text:style-name="Internet_20_link" text:visited-style-name="Visited_20_Internet_20_Link">ruby </text:a><text:a xlink:type="simple" xlink:href="https://haixing-hu.github.io/tags.html#ruby-ref" text:style-name="Internet_20_link" text:visited-style-name="Visited_20_Internet_20_Link"><text:span text:style-name="T1">1</text:span></text:a> </text:p>
        </text:list-item>
        <text:list-item>
          <text:p text:style-name="P5"><text:a xlink:type="simple" xlink:href="https://haixing-hu.github.io/tags.html#javascript-ref" text:style-name="Internet_20_link" text:visited-style-name="Visited_20_Internet_20_Link">javascript </text:a><text:a xlink:type="simple" xlink:href="https://haixing-hu.github.io/tags.html#javascript-ref" text:style-name="Internet_20_link" text:visited-style-name="Visited_20_Internet_20_Link"><text:span text:style-name="T1">1</text:span></text:a> </text:p>
        </text:list-item>
        <text:list-item>
          <text:p text:style-name="P5"><text:a xlink:type="simple" xlink:href="https://haixing-hu.github.io/tags.html#html-ref" text:style-name="Internet_20_link" text:visited-style-name="Visited_20_Internet_20_Link">html </text:a><text:a xlink:type="simple" xlink:href="https://haixing-hu.github.io/tags.html#html-ref" text:style-name="Internet_20_link" text:visited-style-name="Visited_20_Internet_20_Link"><text:span text:style-name="T1">1</text:span></text:a> </text:p>
        </text:list-item>
        <text:list-item>
          <text:p text:style-name="P5"><text:a xlink:type="simple" xlink:href="https://haixing-hu.github.io/tags.html#jekyll-ref" text:style-name="Internet_20_link" text:visited-style-name="Visited_20_Internet_20_Link">jekyll </text:a><text:a xlink:type="simple" xlink:href="https://haixing-hu.github.io/tags.html#jekyll-ref" text:style-name="Internet_20_link" text:visited-style-name="Visited_20_Internet_20_Link"><text:span text:style-name="T1">1</text:span></text:a> </text:p>
        </text:list-item>
        <text:list-item>
          <text:p text:style-name="P2"><text:a xlink:type="simple" xlink:href="https://haixing-hu.github.io/tags.html#github-ref" text:style-name="Internet_20_link" text:visited-style-name="Visited_20_Internet_20_Link">github </text:a><text:a xlink:type="simple" xlink:href="https://haixing-hu.github.io/tags.html#github-ref" text:style-name="Internet_20_link" text:visited-style-name="Visited_20_Internet_20_Link"><text:span text:style-name="T1">1</text:span></text:a> </text:p>
        </text:list-item>
      </text:list>
      <text:p text:style-name="Text_20_body">Sep 20, 2013  | by Haixing Hu </text:p>
      <text:section text:style-name="Sect1" text:name="post-content">
        <text:p text:style-name="Text_20_body">There are many solutions to support <text:a xlink:type="simple" xlink:href="https://haixing-hu.github.io/programming/2013/09/20/how-to-use-mathjax-in-jekyll-generated-github-pages/www.mathjax.org" text:style-name="Internet_20_link" text:visited-style-name="Visited_20_Internet_20_Link">MathJax</text:a> in <text:a xlink:type="simple" xlink:href="http://jekyllrb.com/" text:style-name="Internet_20_link" text:visited-style-name="Visited_20_Internet_20_Link">Jekyll</text:a> on the web, but few of them could meet my requirement. After spending a whole day to google the solution, at last I solve the problem. My solution is not perfect, but it works well for me.</text:p>
        <text:p text:style-name="Text_20_body">Suppose that you have correctly installed and configured the Jekyll for your site. If you don’t know how to do that, goolge it by yourself. The following instructions will help you to use MathJax in Jekyll.</text:p>
        <text:h text:style-name="Heading_20_3" text:outline-level="3"><text:bookmark text:name="use_the_correct_markdown_processor"/>Use the correct Markdown processor</text:h>
        <text:p text:style-name="Text_20_body">I have tried almost all the markdown processors. For example, <text:a xlink:type="simple" xlink:href="http://kramdown.rubyforge.org/" text:style-name="Internet_20_link" text:visited-style-name="Visited_20_Internet_20_Link">kramdown</text:a>, which was said to have build-in support of math. But actually it has some problems for the inline math formula with special characters (say, a pipe character like this <text:span text:style-name="Source_20_Text">$$|\psi\rangle$$</text:span>), and it have to leave a blank line before and after the display math formula.</text:p>
        <text:p text:style-name="Text_20_body">At last I found that the default markdown processor <text:a xlink:type="simple" xlink:href="http://maruku.rubyforge.org/" text:style-name="Internet_20_link" text:visited-style-name="Visited_20_Internet_20_Link">maruku</text:a> was the only one meet my requirement. And most importantly, it is officially supported by the <text:a xlink:type="simple" xlink:href="http://pages.github.com/" text:style-name="Internet_20_link" text:visited-style-name="Visited_20_Internet_20_Link">Github Pages</text:a>.</text:p>
        <text:p text:style-name="Text_20_body">Change your <text:span text:style-name="Source_20_Text">_config.yml</text:span> as follows to use the <text:a xlink:type="simple" xlink:href="http://maruku.rubyforge.org/" text:style-name="Internet_20_link" text:visited-style-name="Visited_20_Internet_20_Link">maruku</text:a> processor:</text:p>
        <text:p text:style-name="P1"><text:span text:style-name="Source_20_Text">markdown: maruku</text:span></text:p>
        <text:h text:style-name="Heading_20_3" text:outline-level="3"><text:bookmark text:name="modify_the_page_template"/>Modify the page template</text:h>
        <text:p text:style-name="Text_20_body">Now we have to modify the page template to add the support of MathJax.</text:p>
        <text:p text:style-name="Text_20_body">Create a file named with <text:span text:style-name="Source_20_Text">mathjax_support</text:span> in your <text:span text:style-name="Source_20_Text">_include</text:span> directory as follows:</text:p>
        <text:p text:style-name="Preformatted_20_Text"><text:span text:style-name="Source_20_Text">&lt;script type="text/x-mathjax-config"&gt;</text:span></text:p>
        <text:p text:style-name="Preformatted_20_Text"><text:span text:style-name="Source_20_Text"><text:s text:c="2"/>MathJax.Hub.Config({</text:span></text:p>
        <text:p text:style-name="Preformatted_20_Text"><text:span text:style-name="Source_20_Text"><text:s text:c="4"/>TeX: {</text:span></text:p>
        <text:p text:style-name="Preformatted_20_Text"><text:span text:style-name="Source_20_Text"><text:s text:c="6"/>equationNumbers: {</text:span></text:p>
        <text:p text:style-name="Preformatted_20_Text"><text:span text:style-name="Source_20_Text"><text:s text:c="8"/>autoNumber: "AMS"</text:span></text:p>
        <text:p text:style-name="Preformatted_20_Text"><text:span text:style-name="Source_20_Text"><text:s text:c="6"/>}</text:span></text:p>
        <text:p text:style-name="Preformatted_20_Text"><text:span text:style-name="Source_20_Text"><text:s text:c="4"/>},</text:span></text:p>
        <text:p text:style-name="Preformatted_20_Text"><text:span text:style-name="Source_20_Text"><text:s text:c="4"/>tex2jax: {</text:span></text:p>
        <text:p text:style-name="Preformatted_20_Text"><text:span text:style-name="Source_20_Text"><text:s text:c="6"/>inlineMath: [ ['$','$'], ['\(', '\)'] ],</text:span></text:p>
        <text:p text:style-name="Preformatted_20_Text"><text:span text:style-name="Source_20_Text"><text:s text:c="6"/>displayMath: [ ['$$','$$'] ],</text:span></text:p>
        <text:p text:style-name="Preformatted_20_Text"><text:soft-page-break/><text:span text:style-name="Source_20_Text"><text:s text:c="6"/>processEscapes: true,</text:span></text:p>
        <text:p text:style-name="Preformatted_20_Text"><text:span text:style-name="Source_20_Text"><text:s text:c="4"/>}</text:span></text:p>
        <text:p text:style-name="Preformatted_20_Text"><text:span text:style-name="Source_20_Text"><text:s text:c="2"/>});</text:span></text:p>
        <text:p text:style-name="Preformatted_20_Text"><text:span text:style-name="Source_20_Text">&lt;/script&gt;</text:span></text:p>
        <text:p text:style-name="Preformatted_20_Text"><text:span text:style-name="Source_20_Text">&lt;script type="text/javascript"</text:span></text:p>
        <text:p text:style-name="Preformatted_20_Text"><text:span text:style-name="Source_20_Text"><text:s text:c="8"/>src="http://cdn.mathjax.org/mathjax/latest/MathJax.js?config=TeX-AMS-MML_HTMLorMML"&gt;</text:span></text:p>
        <text:p text:style-name="P1"><text:span text:style-name="Source_20_Text">&lt;/script&gt;</text:span></text:p>
        <text:p text:style-name="Text_20_body">Note that the above configuration enables the support of automatic equation numbering (the line around <text:span text:style-name="Source_20_Text">autoNumber: "AMS"</text:span>). If you do not need equation numbering, remove the corresponding codes.</text:p>
        <text:p text:style-name="Text_20_body">Next, modify the layout template of your pages like follows:</text:p>
        <text:p text:style-name="Preformatted_20_Text"><text:span text:style-name="Source_20_Text">&lt;!DOCTYPE html&gt;</text:span></text:p>
        <text:p text:style-name="Preformatted_20_Text"><text:span text:style-name="Source_20_Text">&lt;html&gt;</text:span></text:p>
        <text:p text:style-name="Preformatted_20_Text"><text:span text:style-name="Source_20_Text"><text:s text:c="2"/>&lt;head&gt;</text:span></text:p>
        <text:p text:style-name="Preformatted_20_Text"><text:span text:style-name="Source_20_Text"><text:s text:c="4"/>{% include html_meta %}</text:span></text:p>
        <text:p text:style-name="Preformatted_20_Text"><text:span text:style-name="Source_20_Text"><text:s text:c="4"/>&lt;title&gt;How to use MathJax in Jekyll generated Github pages -- Haixing Hu's Homepage&lt;/title&gt;</text:span></text:p>
        <text:p text:style-name="Preformatted_20_Text"><text:span text:style-name="Source_20_Text"><text:s text:c="4"/>&lt;link href="/bootstrap/css/bootstrap.2.2.2.min.css" rel="stylesheet"&gt;</text:span></text:p>
        <text:p text:style-name="Preformatted_20_Text"><text:span text:style-name="Source_20_Text"><text:s text:c="4"/>&lt;link href="/css/style.css" rel="stylesheet" type="text/css" media="all"&gt;</text:span></text:p>
        <text:p text:style-name="Preformatted_20_Text"><text:span text:style-name="Source_20_Text"><text:s text:c="4"/>{% if page.use_math %}</text:span></text:p>
        <text:p text:style-name="Preformatted_20_Text"><text:span text:style-name="Source_20_Text"><text:s text:c="6"/>{% include mathjax_support %}</text:span></text:p>
        <text:p text:style-name="Preformatted_20_Text"><text:span text:style-name="Source_20_Text"><text:s text:c="4"/>{% endif %}</text:span></text:p>
        <text:p text:style-name="Preformatted_20_Text"><text:span text:style-name="Source_20_Text"><text:s text:c="2"/>&lt;/head&gt;</text:span></text:p>
        <text:p text:style-name="Preformatted_20_Text"><text:span text:style-name="Source_20_Text"><text:s text:c="2"/>&lt;body&gt;</text:span></text:p>
        <text:p text:style-name="Preformatted_20_Text"><text:span text:style-name="Source_20_Text"><text:s text:c="4"/>{% include navigation_bar %}</text:span></text:p>
        <text:p text:style-name="Preformatted_20_Text"><text:span text:style-name="Source_20_Text"><text:s text:c="4"/>&lt;div class="container-narrow"&gt;</text:span></text:p>
        <text:p text:style-name="Preformatted_20_Text"><text:span text:style-name="Source_20_Text"><text:s text:c="6"/>&lt;div class="content"&gt;</text:span></text:p>
        <text:p text:style-name="Preformatted_20_Text"><text:span text:style-name="Source_20_Text"><text:s text:c="8"/>{{ content }}</text:span></text:p>
        <text:p text:style-name="Preformatted_20_Text"><text:span text:style-name="Source_20_Text"><text:s text:c="6"/>&lt;/div&gt;</text:span></text:p>
        <text:p text:style-name="Preformatted_20_Text"><text:span text:style-name="Source_20_Text"><text:s text:c="6"/>&lt;hr/&gt;</text:span></text:p>
        <text:p text:style-name="Preformatted_20_Text"><text:span text:style-name="Source_20_Text"><text:s text:c="6"/>{% include footer %}</text:span></text:p>
        <text:p text:style-name="Preformatted_20_Text"><text:span text:style-name="Source_20_Text"><text:s text:c="4"/>&lt;/div&gt;</text:span></text:p>
        <text:p text:style-name="Preformatted_20_Text"><text:span text:style-name="Source_20_Text"><text:s text:c="4"/>{% include JB/analytics %}</text:span></text:p>
        <text:p text:style-name="Preformatted_20_Text"><text:span text:style-name="Source_20_Text"><text:s text:c="2"/>&lt;/body&gt;</text:span></text:p>
        <text:p text:style-name="P1"><text:span text:style-name="Source_20_Text">&lt;/html&gt;</text:span></text:p>
        <text:p text:style-name="Text_20_body">Note the lines around <text:span text:style-name="Source_20_Text">include mathjax_support</text:span>, those lines include the file <text:span text:style-name="Source_20_Text">mathjax_support</text:span> you just created in the <text:span text:style-name="Source_20_Text">_include</text:span> directory, if the post’s front-matter contains a configuration <text:span text:style-name="Source_20_Text">use_math : true</text:span>.</text:p>
        <text:h text:style-name="Heading_20_3" text:outline-level="3"><text:bookmark text:name="typeset_math_formula_in_post"/>Typeset math formula in post</text:h>
        <text:p text:style-name="Text_20_body">In order to use the math formula in a post, the front-matter of the post must have a variable <text:span text:style-name="Source_20_Text">use_math</text:span> and set its value to <text:span text:style-name="Source_20_Text">true</text:span>.</text:p>
        <text:p text:style-name="Text_20_body">For example, the following is a post using math:</text:p>
        <text:p text:style-name="Horizontal_20_Line"/>
        <text:p text:style-name="Preformatted_20_Text"><text:span text:style-name="Source_20_Text">layout: post</text:span></text:p>
        <text:p text:style-name="Preformatted_20_Text"><text:span text:style-name="Source_20_Text">title: "Test math"</text:span></text:p>
        <text:p text:style-name="Preformatted_20_Text"><text:span text:style-name="Source_20_Text">author: Haixing Hu</text:span></text:p>
        <text:p text:style-name="Preformatted_20_Text"><text:span text:style-name="Source_20_Text">category: misc</text:span></text:p>
        <text:p text:style-name="Preformatted_20_Text"><text:span text:style-name="Source_20_Text">tags: [test]</text:span></text:p>
        <text:p text:style-name="P1"><text:span text:style-name="Source_20_Text">use_math: true</text:span></text:p>
        <text:p text:style-name="Horizontal_20_Line"><text:soft-page-break/></text:p>
        <text:p text:style-name="Preformatted_20_Text"><text:span text:style-name="Source_20_Text">Let's test some inline math $x$, $y$, $x_1$, $y_1$.</text:span></text:p>
        <text:p text:style-name="Preformatted_20_Text"/>
        <text:p text:style-name="Preformatted_20_Text"><text:span text:style-name="Source_20_Text">Now a inline math with special character: $|\psi\rangle$, $x'$, $x^\*$.</text:span></text:p>
        <text:p text:style-name="Preformatted_20_Text"/>
        <text:p text:style-name="Preformatted_20_Text"><text:span text:style-name="Source_20_Text">Test a display math:</text:span></text:p>
        <text:p text:style-name="Preformatted_20_Text"><text:span text:style-name="Source_20_Text">$$</text:span></text:p>
        <text:p text:style-name="Preformatted_20_Text"><text:span text:style-name="Source_20_Text"><text:s text:c="3"/>|\psi_1\rangle = a|0\rangle + b|1\rangle</text:span></text:p>
        <text:p text:style-name="Preformatted_20_Text"><text:span text:style-name="Source_20_Text">$$</text:span></text:p>
        <text:p text:style-name="Preformatted_20_Text"><text:span text:style-name="Source_20_Text">Is it O.K.?</text:span></text:p>
        <text:p text:style-name="Preformatted_20_Text"/>
        <text:p text:style-name="Preformatted_20_Text"><text:span text:style-name="Source_20_Text">Test a display math with equation number:</text:span></text:p>
        <text:p text:style-name="Preformatted_20_Text"><text:span text:style-name="Source_20_Text">\begin{equation}</text:span></text:p>
        <text:p text:style-name="Preformatted_20_Text"><text:span text:style-name="Source_20_Text"><text:s text:c="3"/>|\psi_1\rangle = a|0\rangle + b|1\rangle</text:span></text:p>
        <text:p text:style-name="Preformatted_20_Text"><text:span text:style-name="Source_20_Text">\end{equation}</text:span></text:p>
        <text:p text:style-name="Preformatted_20_Text"><text:span text:style-name="Source_20_Text">Is it O.K.?</text:span></text:p>
        <text:p text:style-name="Preformatted_20_Text"/>
        <text:p text:style-name="Preformatted_20_Text"><text:span text:style-name="Source_20_Text">Test a display math with equation number:</text:span></text:p>
        <text:p text:style-name="Preformatted_20_Text"><text:span text:style-name="Source_20_Text">$$</text:span></text:p>
        <text:p text:style-name="Preformatted_20_Text"><text:span text:style-name="Source_20_Text"><text:s text:c="2"/>\begin{align}</text:span></text:p>
        <text:p text:style-name="Preformatted_20_Text"><text:span text:style-name="Source_20_Text"><text:s text:c="4"/>|\psi_1\rangle &amp;= a|0\rangle + b|1\rangle \\\\</text:span></text:p>
        <text:p text:style-name="Preformatted_20_Text"><text:span text:style-name="Source_20_Text"><text:s text:c="4"/>|\psi_2\rangle &amp;= c|0\rangle + d|1\rangle</text:span></text:p>
        <text:p text:style-name="Preformatted_20_Text"><text:span text:style-name="Source_20_Text"><text:s text:c="2"/>\end{align}</text:span></text:p>
        <text:p text:style-name="Preformatted_20_Text"><text:span text:style-name="Source_20_Text">$$</text:span></text:p>
        <text:p text:style-name="Preformatted_20_Text"><text:span text:style-name="Source_20_Text">Is it O.K.?</text:span></text:p>
        <text:p text:style-name="Preformatted_20_Text"/>
        <text:p text:style-name="Preformatted_20_Text"><text:span text:style-name="Source_20_Text">And test a display math without equaltion number:</text:span></text:p>
        <text:p text:style-name="Preformatted_20_Text"><text:span text:style-name="Source_20_Text">$$</text:span></text:p>
        <text:p text:style-name="Preformatted_20_Text"><text:span text:style-name="Source_20_Text"><text:s text:c="2"/>\begin{align\*}</text:span></text:p>
        <text:p text:style-name="Preformatted_20_Text"><text:span text:style-name="Source_20_Text"><text:s text:c="4"/>|\psi_1\rangle &amp;= a|0\rangle + b|1\rangle \\\\</text:span></text:p>
        <text:p text:style-name="Preformatted_20_Text"><text:span text:style-name="Source_20_Text"><text:s text:c="4"/>|\psi_2\rangle &amp;= c|0\rangle + d|1\rangle</text:span></text:p>
        <text:p text:style-name="Preformatted_20_Text"><text:span text:style-name="Source_20_Text"><text:s text:c="2"/>\end{align\*}</text:span></text:p>
        <text:p text:style-name="Preformatted_20_Text"><text:span text:style-name="Source_20_Text">$$</text:span></text:p>
        <text:p text:style-name="Preformatted_20_Text"><text:span text:style-name="Source_20_Text">Is it O.K.?</text:span></text:p>
        <text:p text:style-name="Preformatted_20_Text"/>
        <text:p text:style-name="Preformatted_20_Text"><text:span text:style-name="Source_20_Text">Test a display math with equation number:</text:span></text:p>
        <text:p text:style-name="Preformatted_20_Text"><text:span text:style-name="Source_20_Text">\begin{align}</text:span></text:p>
        <text:p text:style-name="Preformatted_20_Text"><text:span text:style-name="Source_20_Text"><text:s text:c="4"/>|\psi_1\rangle &amp;= a|0\rangle + b|1\rangle \\\\</text:span></text:p>
        <text:p text:style-name="Preformatted_20_Text"><text:span text:style-name="Source_20_Text"><text:s text:c="4"/>|\psi_2\rangle &amp;= c|0\rangle + d|1\rangle</text:span></text:p>
        <text:p text:style-name="Preformatted_20_Text"><text:span text:style-name="Source_20_Text">\end{align}</text:span></text:p>
        <text:p text:style-name="Preformatted_20_Text"><text:span text:style-name="Source_20_Text">Is it O.K.?</text:span></text:p>
        <text:p text:style-name="Preformatted_20_Text"/>
        <text:p text:style-name="Preformatted_20_Text"><text:span text:style-name="Source_20_Text">And test a display math without equaltion number:</text:span></text:p>
        <text:p text:style-name="Preformatted_20_Text"><text:span text:style-name="Source_20_Text">\begin{align\*}</text:span></text:p>
        <text:p text:style-name="Preformatted_20_Text"><text:span text:style-name="Source_20_Text"><text:s text:c="4"/>|\psi_1\rangle &amp;= a|0\rangle + b|1\rangle \\\\</text:span></text:p>
        <text:p text:style-name="Preformatted_20_Text"><text:span text:style-name="Source_20_Text"><text:s text:c="4"/>|\psi_2\rangle &amp;= c|0\rangle + d|1\rangle</text:span></text:p>
        <text:p text:style-name="Preformatted_20_Text"><text:span text:style-name="Source_20_Text">\end{align\*}</text:span></text:p>
        <text:p text:style-name="P1"><text:span text:style-name="Source_20_Text">Is it O.K.?</text:span></text:p>
        <text:p text:style-name="Text_20_body">Here are some notes about the above example:</text:p>
        <text:list xml:id="list2847557948" text:style-name="L2">
          <text:list-item>
            <text:p text:style-name="P6">The inline formula is between <text:span text:style-name="Source_20_Text">$ ... $</text:span>. </text:p>
          </text:list-item>
          <text:list-item>
            <text:p text:style-name="P6">The display formula is between <text:span text:style-name="Source_20_Text">$$ ... $$</text:span>. </text:p>
          </text:list-item>
          <text:list-item>
            <text:p text:style-name="P6">You can use the math envrionment directly, for example, <text:span text:style-name="Source_20_Text">\begin{equation}...\end{equation}</text:span> or <text:span text:style-name="Source_20_Text">\begin{align}...\end{align}</text:span>. </text:p>
          </text:list-item>
          <text:list-item>
            <text:p text:style-name="P6">Whenever in the inline math or display math, the star character <text:span text:style-name="Source_20_Text">'*'</text:span> <text:span text:style-name="Strong_20_Emphasis">must</text:span> be escaped. </text:p>
          </text:list-item>
          <text:list-item>
            <text:p text:style-name="P6">In the multi-lines display math, the line break symbol double-backslash <text:span text:style-name="Source_20_Text">'\\'</text:span> should be escaped, i.e., use four backslash <text:span text:style-name="Source_20_Text">'\\\\'</text:span>. </text:p>
          </text:list-item>
          <text:list-item>
            <text:p text:style-name="P3">If you found error while typeseting math formula, try to escape some special characters. </text:p>
          </text:list-item>
        </text:list>
        <text:h text:style-name="Heading_20_3" text:outline-level="3"><text:bookmark text:name="effect_of_example"/><text:soft-page-break/>Effect of example</text:h>
        <text:p text:style-name="Text_20_body">Here is the effect of the above example:</text:p>
        <text:p text:style-name="Horizontal_20_Line"/>
        <text:p text:style-name="Text_20_body">Let’s test some inline math $x$, $y$, $x_1$, $y_1$.</text:p>
        <text:p text:style-name="Text_20_body">Now a inline math with special character: $|\psi\rangle$, $x’$, $x^*$.</text:p>
        <text:p text:style-name="Text_20_body">Test a display math: $$ |\psi_1\rangle = a|0\rangle + b|1\rangle $$ Is it O.K.?</text:p>
        <text:p text:style-name="Text_20_body">Test a display math with equation number: \begin{equation} |\psi_1\rangle = a|0\rangle + b|1\rangle \end{equation} Is it O.K.?</text:p>
        <text:p text:style-name="Text_20_body">Test a display math with equation number: $$ \begin{align} |\psi_1\rangle &amp;= a|0\rangle + b|1\rangle \\ |\psi_2\rangle &amp;= c|0\rangle + d|1\rangle \end{align} $$ Is it O.K.?</text:p>
        <text:p text:style-name="Text_20_body">And test a display math without equaltion number: $$ \begin{align*} |\psi_1\rangle &amp;= a|0\rangle + b|1\rangle \\ |\psi_2\rangle &amp;= c|0\rangle + d|1\rangle \end{align*} $$ Is it O.K.?</text:p>
        <text:p text:style-name="Text_20_body">Test a display math with equation number: \begin{align} |\psi_1\rangle &amp;= a|0\rangle + b|1\rangle \\ |\psi_2\rangle &amp;= c|0\rangle + d|1\rangle \end{align} Is it O.K.?</text:p>
        <text:p text:style-name="Text_20_body">And test a display math without equaltion number: \begin{align*} |\psi_1\rangle &amp;= a|0\rangle + b|1\rangle \\ |\psi_2\rangle &amp;= c|0\rangle + d|1\rangle \end{align*} Is it O.K.?</text:p>
        <text:p text:style-name="Horizontal_20_Line"/>
        <text:p text:style-name="Text_20_body">OK, that’s all. Have fun with math!</text:p>
      </text:section>
      <text:section text:style-name="Sect1" text:name="fb-root inline">
        <text:p text:style-name="Text_20_body"/>
      </text:section>
      <text:p text:style-name="P4"><draw:frame draw:style-name="fr1" draw:name="Object1" text:anchor-type="as-char" svg:width="0.0161in" svg:height="0.0161in" draw:z-index="0"><draw:floating-frame xlink:href="https://www.facebook.com/plugins/like.php?app_id=&amp;channel=https%3A%2F%2Fstaticxx.facebook.com%2Fx%2Fconnect%2Fxd_arbiter%2F%3Fversion%3D46%23cb%3Df56517624e1f3beca%26domain%3Dhaixing-hu.github.io%26is_canvas%3Dfalse%26origin%3Dhttps%253A%252F%252Fhaixing-hu.github.io%252Ffd3f042c4d192b4e1%26relation%3Dparent.parent&amp;container_width=900&amp;href=http%3A%2F%2Fhaixing-hu.github.io%2Fprogramming%2F2013%2F09%2F20%2Fhow-to-use-mathjax-in-jekyll-generated-github-pages&amp;layout=button_count&amp;locale=en_GB&amp;sdk=joey&amp;send=false&amp;show_faces=false&amp;width=90" xlink:type="simple" xlink:show="embed" xlink:actuate="onLoad" draw:frame-name="fd00398e65d4799c0"/></draw:frame></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6-03-19T18:28:06.510649999</meta:creation-date>
    <dc:date>2026-03-19T18:28:42.186360473</dc:date>
    <meta:editing-duration>PT36S</meta:editing-duration>
    <meta:editing-cycles>1</meta:editing-cycles>
    <meta:document-statistic meta:table-count="0" meta:image-count="0" meta:object-count="1" meta:page-count="4" meta:paragraph-count="130" meta:word-count="874" meta:character-count="5892" meta:non-whitespace-character-count="4946"/>
    <meta:generator>LibreOffice/6.4.7.2$Linux_X86_64 LibreOffice_project/40$Build-2</meta:generator>
  </office:meta>
</office:document-meta>
</file>